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7000002325344A87D.png" manifest:media-type=""/>
  <manifest:file-entry manifest:full-path="Pictures/1000000000000445000001759562A8DA.png" manifest:media-type=""/>
  <manifest:file-entry manifest:full-path="Pictures/100000000000026B000001BB0EFFD894.png" manifest:media-type=""/>
  <manifest:file-entry manifest:full-path="Pictures/10000000000001F70000015DBDBE599C.png" manifest:media-type=""/>
  <manifest:file-entry manifest:full-path="Pictures/100000000000032A000002BC524AC51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1.095cm" svg:y="3.771cm" svg:width="15.543cm" svg:height="13.593cm" draw:z-index="0"><draw:image xlink:href="Pictures/100000000000032A000002BC524AC515.png" xlink:type="simple" xlink:show="embed" xlink:actuate="onLoad"/></draw:frame><draw:frame draw:style-name="fr1" draw:name="graphics2" text:anchor-type="paragraph" svg:x="0.005cm" svg:y="1.63cm" svg:width="9.199cm" svg:height="7.146cm" draw:z-index="1"><draw:image xlink:href="Pictures/10000000000001F70000015DBDBE599C.png" xlink:type="simple" xlink:show="embed" xlink:actuate="onLoad"/></draw:frame><draw:frame draw:style-name="fr1" draw:name="graphics3" text:anchor-type="paragraph" svg:x="-1.614cm" svg:y="13.134cm" svg:width="12.711cm" svg:height="10.95cm" draw:z-index="2"><draw:image xlink:href="Pictures/100000000000026B000001BB0EFFD894.png" xlink:type="simple" xlink:show="embed" xlink:actuate="onLoad"/></draw:frame><draw:frame draw:style-name="fr1" draw:name="graphics5" text:anchor-type="paragraph" svg:x="27.418cm" svg:y="1.833cm" svg:width="12.287cm" svg:height="14.042cm" draw:z-index="3"><draw:image xlink:href="Pictures/10000000000001F7000002325344A87D.png" xlink:type="simple" xlink:show="embed" xlink:actuate="onLoad"/></draw:frame><draw:frame draw:style-name="fr1" draw:name="graphics4" text:anchor-type="paragraph" svg:x="12.663cm" svg:y="17.851cm" svg:width="27.337cm" svg:height="7.842cm" draw:z-index="20"><draw:image xlink:href="Pictures/1000000000000445000001759562A8DA.png" xlink:type="simple" xlink:show="embed" xlink:actuate="onLoad"/></draw:frame><draw:line text:anchor-type="paragraph" draw:z-index="4" draw:style-name="gr1" draw:text-style-name="P1" svg:x1="11.095cm" svg:y1="9.998cm" svg:x2="4.491cm" svg:y2="10.054cm"><text:p/></draw:line><draw:line text:anchor-type="paragraph" draw:z-index="5" draw:style-name="gr1" draw:text-style-name="P1" svg:x1="4.491cm" svg:y1="8.774cm" svg:x2="4.491cm" svg:y2="10.055cm"><text:p/></draw:line><draw:line text:anchor-type="paragraph" draw:z-index="6" draw:style-name="gr1" draw:text-style-name="P1" svg:x1="3.706cm" svg:y1="9.532cm" svg:x2="4.433cm" svg:y2="8.774cm"><text:p/></draw:line><draw:line text:anchor-type="paragraph" draw:z-index="7" draw:style-name="gr1" draw:text-style-name="P1" svg:x1="5.073cm" svg:y1="9.358cm" svg:x2="4.491cm" svg:y2="8.774cm"><text:p/></draw:line><draw:frame text:anchor-type="paragraph" draw:z-index="8" draw:style-name="gr2" svg:width="2.181cm" svg:height="0.902cm" svg:x="23.594cm" svg:y="2.639cm"><draw:text-box><text:p>1 - *</text:p></draw:text-box></draw:frame><draw:frame text:anchor-type="paragraph" draw:z-index="9" draw:style-name="gr3" svg:width="2.763cm" svg:height="0.727cm" svg:x="6.382cm" svg:y="10.287cm"><draw:text-box><text:p>1 - 1</text:p></draw:text-box></draw:frame><draw:line text:anchor-type="paragraph" draw:z-index="10" draw:style-name="gr1" draw:text-style-name="P1" svg:x1="11.095cm" svg:y1="11.887cm" svg:x2="4.87cm" svg:y2="11.829cm"><text:p/></draw:line><draw:line text:anchor-type="paragraph" draw:z-index="11" draw:style-name="gr1" draw:text-style-name="P1" svg:x1="4.87cm" svg:y1="12.875cm" svg:x2="4.87cm" svg:y2="11.829cm"><text:p/></draw:line><draw:line text:anchor-type="paragraph" draw:z-index="12" draw:style-name="gr1" draw:text-style-name="P1" svg:x1="5.276cm" svg:y1="12.321cm" svg:x2="4.87cm" svg:y2="12.875cm"><text:p/></draw:line><draw:line text:anchor-type="paragraph" draw:z-index="13" draw:style-name="gr1" draw:text-style-name="P1" svg:x1="4.433cm" svg:y1="12.437cm" svg:x2="4.87cm" svg:y2="12.874cm"><text:p/></draw:line><draw:frame text:anchor-type="paragraph" draw:z-index="14" draw:style-name="gr4" svg:width="1.978cm" svg:height="0.729cm" svg:x="6.585cm" svg:y="12.058cm"><draw:text-box><text:p>1-1</text:p></draw:text-box></draw:frame><draw:line text:anchor-type="paragraph" draw:z-index="15" draw:style-name="gr1" draw:text-style-name="P1" svg:x1="27.954cm" svg:y1="16.916cm" svg:x2="27.954cm" svg:y2="17.928cm"><text:p/></draw:line><draw:line text:anchor-type="paragraph" draw:z-index="16" draw:style-name="gr1" draw:text-style-name="P1" svg:x1="27.954cm" svg:y1="16.916cm" svg:x2="26.636cm" svg:y2="16.914cm"><text:p/></draw:line><draw:line text:anchor-type="paragraph" draw:z-index="17" draw:style-name="gr1" draw:text-style-name="P1" svg:x1="24.176cm" svg:y1="20.287cm" svg:x2="24.465cm" svg:y2="19.59cm"><text:p/></draw:line><draw:line text:anchor-type="paragraph" draw:z-index="18" draw:style-name="gr1" draw:text-style-name="P1" svg:x1="24.059cm" svg:y1="18.891cm" svg:x2="24.465cm" svg:y2="19.59cm"><text:p/></draw:line><draw:frame text:anchor-type="paragraph" draw:z-index="19" draw:style-name="gr2" svg:width="1.773cm" svg:height="0.902cm" svg:x="22.082cm" svg:y="19.994cm"><draw:text-box><text:p>1-1</text:p></draw:text-box></draw:frame><draw:frame text:anchor-type="paragraph" draw:z-index="21" draw:style-name="gr5" svg:width="2.647cm" svg:height="0.976cm" svg:x="28.769cm" svg:y="16.886cm"><draw:text-box><text:p>1-1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9:33:20.707360834</meta:creation-date>
    <dc:date>2014-03-27T19:52:16.487905418</dc:date>
    <meta:editing-duration>PT3M45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